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3.69pt"/>
    </style:style>
    <style:style style:name="co2" style:family="table-column">
      <style:table-column-properties fo:break-before="auto" style:column-width="67.8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90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opyfile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uffer Size (bytes)</text:p>
          </table:table-cell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Speed (bytes/s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44.763" calcext:value-type="float">
            <text:p>44.763</text:p>
          </table:table-cell>
          <table:table-cell office:value-type="float" office:value="14105043" calcext:value-type="float">
            <text:p>14105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44.7462" calcext:value-type="float">
            <text:p>44.7462</text:p>
          </table:table-cell>
          <table:table-cell office:value-type="float" office:value="14110358" calcext:value-type="float">
            <text:p>14110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44.8016" calcext:value-type="float">
            <text:p>44.8016</text:p>
          </table:table-cell>
          <table:table-cell office:value-type="float" office:value="14092920" calcext:value-type="float">
            <text:p>14092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22.5941" calcext:value-type="float">
            <text:p>22.5941</text:p>
          </table:table-cell>
          <table:table-cell office:value-type="float" office:value="27944724" calcext:value-type="float">
            <text:p>279447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22.5091" calcext:value-type="float">
            <text:p>22.5091</text:p>
          </table:table-cell>
          <table:table-cell office:value-type="float" office:value="28050226" calcext:value-type="float">
            <text:p>28050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22.6226" calcext:value-type="float">
            <text:p>22.6226</text:p>
          </table:table-cell>
          <table:table-cell office:value-type="float" office:value="27909438" calcext:value-type="float">
            <text:p>27909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22.6184" calcext:value-type="float">
            <text:p>22.6184</text:p>
          </table:table-cell>
          <table:table-cell office:value-type="float" office:value="27914702" calcext:value-type="float">
            <text:p>279147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22.6869" calcext:value-type="float">
            <text:p>22.6869</text:p>
          </table:table-cell>
          <table:table-cell office:value-type="float" office:value="27830370" calcext:value-type="float">
            <text:p>278303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1.3853" calcext:value-type="float">
            <text:p>11.3853</text:p>
          </table:table-cell>
          <table:table-cell office:value-type="float" office:value="55456292" calcext:value-type="float">
            <text:p>554562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1.4226" calcext:value-type="float">
            <text:p>11.4226</text:p>
          </table:table-cell>
          <table:table-cell office:value-type="float" office:value="55274848" calcext:value-type="float">
            <text:p>552748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1.4309" calcext:value-type="float">
            <text:p>11.4309</text:p>
          </table:table-cell>
          <table:table-cell office:value-type="float" office:value="55235136" calcext:value-type="float">
            <text:p>552351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1.3412" calcext:value-type="float">
            <text:p>11.3412</text:p>
          </table:table-cell>
          <table:table-cell office:value-type="float" office:value="55671800" calcext:value-type="float">
            <text:p>556718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1.3819" calcext:value-type="float">
            <text:p>11.3819</text:p>
          </table:table-cell>
          <table:table-cell office:value-type="float" office:value="55472684" calcext:value-type="float">
            <text:p>554726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5.80114" calcext:value-type="float">
            <text:p>5.80114</text:p>
          </table:table-cell>
          <table:table-cell office:value-type="float" office:value="108838080" calcext:value-type="float">
            <text:p>1088380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5.80433" calcext:value-type="float">
            <text:p>5.80433</text:p>
          </table:table-cell>
          <table:table-cell office:value-type="float" office:value="108778296" calcext:value-type="float">
            <text:p>1087782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5.79604" calcext:value-type="float">
            <text:p>5.79604</text:p>
          </table:table-cell>
          <table:table-cell office:value-type="float" office:value="108933840" calcext:value-type="float">
            <text:p>1089338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5.93933" calcext:value-type="float">
            <text:p>5.93933</text:p>
          </table:table-cell>
          <table:table-cell office:value-type="float" office:value="106305656" calcext:value-type="float">
            <text:p>1063056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5.82397" calcext:value-type="float">
            <text:p>5.82397</text:p>
          </table:table-cell>
          <table:table-cell office:value-type="float" office:value="108411352" calcext:value-type="float">
            <text:p>1084113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3.02884" calcext:value-type="float">
            <text:p>3.02884</text:p>
          </table:table-cell>
          <table:table-cell office:value-type="float" office:value="208457664" calcext:value-type="float">
            <text:p>2084576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3.31218" calcext:value-type="float">
            <text:p>3.31218</text:p>
          </table:table-cell>
          <table:table-cell office:value-type="float" office:value="190625296" calcext:value-type="float">
            <text:p>1906252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3.72334" calcext:value-type="float">
            <text:p>3.72334</text:p>
          </table:table-cell>
          <table:table-cell office:value-type="float" office:value="169574688" calcext:value-type="float">
            <text:p>1695746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3.78081" calcext:value-type="float">
            <text:p>3.78081</text:p>
          </table:table-cell>
          <table:table-cell office:value-type="float" office:value="166996992" calcext:value-type="float">
            <text:p>1669969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3.03729" calcext:value-type="float">
            <text:p>3.03729</text:p>
          </table:table-cell>
          <table:table-cell office:value-type="float" office:value="207877584" calcext:value-type="float">
            <text:p>2078775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6592" calcext:value-type="float">
            <text:p>1.6592</text:p>
          </table:table-cell>
          <table:table-cell office:value-type="float" office:value="380536320" calcext:value-type="float">
            <text:p>38053632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9936" calcext:value-type="float">
            <text:p>1.9936</text:p>
          </table:table-cell>
          <table:table-cell office:value-type="float" office:value="316705472" calcext:value-type="float">
            <text:p>316705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7367" calcext:value-type="float">
            <text:p>1.7367</text:p>
          </table:table-cell>
          <table:table-cell office:value-type="float" office:value="363553856" calcext:value-type="float">
            <text:p>3635538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296810176" calcext:value-type="float">
            <text:p>2968101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79606" calcext:value-type="float">
            <text:p>1.79606</text:p>
          </table:table-cell>
          <table:table-cell office:value-type="float" office:value="351538368" calcext:value-type="float">
            <text:p>3515383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01552" calcext:value-type="float">
            <text:p>1.01552</text:p>
          </table:table-cell>
          <table:table-cell office:value-type="float" office:value="621733568" calcext:value-type="float">
            <text:p>6217335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11346" calcext:value-type="float">
            <text:p>1.11346</text:p>
          </table:table-cell>
          <table:table-cell office:value-type="float" office:value="567045952" calcext:value-type="float">
            <text:p>5670459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11726" calcext:value-type="float">
            <text:p>1.11726</text:p>
          </table:table-cell>
          <table:table-cell office:value-type="float" office:value="565117824" calcext:value-type="float">
            <text:p>5651178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13534" calcext:value-type="float">
            <text:p>1.13534</text:p>
          </table:table-cell>
          <table:table-cell office:value-type="float" office:value="556118976" calcext:value-type="float">
            <text:p>5561189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1.5792" calcext:value-type="float">
            <text:p>1.5792</text:p>
          </table:table-cell>
          <table:table-cell office:value-type="float" office:value="399812768" calcext:value-type="float">
            <text:p>39981276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9858" calcext:value-type="float">
            <text:p>0.69858</text:p>
          </table:table-cell>
          <table:table-cell office:value-type="float" office:value="903811584" calcext:value-type="float">
            <text:p>9038115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98442" calcext:value-type="float">
            <text:p>0.98442</text:p>
          </table:table-cell>
          <table:table-cell office:value-type="float" office:value="641377344" calcext:value-type="float">
            <text:p>64137734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959521" calcext:value-type="float">
            <text:p>0.959521</text:p>
          </table:table-cell>
          <table:table-cell office:value-type="float" office:value="658020736" calcext:value-type="float">
            <text:p>6580207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95901" calcext:value-type="float">
            <text:p>0.695901</text:p>
          </table:table-cell>
          <table:table-cell office:value-type="float" office:value="907291008" calcext:value-type="float">
            <text:p>9072910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976895" calcext:value-type="float">
            <text:p>0.976895</text:p>
          </table:table-cell>
          <table:table-cell office:value-type="float" office:value="646317888" calcext:value-type="float">
            <text:p>6463178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74354" calcext:value-type="float">
            <text:p>0.474354</text:p>
          </table:table-cell>
          <table:table-cell office:value-type="float" office:value="1331041152" calcext:value-type="float">
            <text:p>13310411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719544" calcext:value-type="float">
            <text:p>0.719544</text:p>
          </table:table-cell>
          <table:table-cell office:value-type="float" office:value="877478976" calcext:value-type="float">
            <text:p>87747897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85183" calcext:value-type="float">
            <text:p>0.685183</text:p>
          </table:table-cell>
          <table:table-cell office:value-type="float" office:value="921483328" calcext:value-type="float">
            <text:p>9214833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85844" calcext:value-type="float">
            <text:p>0.685844</text:p>
          </table:table-cell>
          <table:table-cell office:value-type="float" office:value="920595200" calcext:value-type="float">
            <text:p>92059520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95113" calcext:value-type="float">
            <text:p>0.495113</text:p>
          </table:table-cell>
          <table:table-cell office:value-type="float" office:value="1275233536" calcext:value-type="float">
            <text:p>12752335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7289" calcext:value-type="float">
            <text:p>0.437289</text:p>
          </table:table-cell>
          <table:table-cell office:value-type="float" office:value="1443861376" calcext:value-type="float">
            <text:p>14438613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4515" calcext:value-type="float">
            <text:p>0.434515</text:p>
          </table:table-cell>
          <table:table-cell office:value-type="float" office:value="1453079168" calcext:value-type="float">
            <text:p>14530791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3624" calcext:value-type="float">
            <text:p>0.433624</text:p>
          </table:table-cell>
          <table:table-cell office:value-type="float" office:value="1456064896" calcext:value-type="float">
            <text:p>145606489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28421" calcext:value-type="float">
            <text:p>0.628421</text:p>
          </table:table-cell>
          <table:table-cell office:value-type="float" office:value="1004716096" calcext:value-type="float">
            <text:p>100471609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09124" calcext:value-type="float">
            <text:p>0.609124</text:p>
          </table:table-cell>
          <table:table-cell office:value-type="float" office:value="1036545408" calcext:value-type="float">
            <text:p>103654540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26533" calcext:value-type="float">
            <text:p>0.426533</text:p>
          </table:table-cell>
          <table:table-cell office:value-type="float" office:value="1480271616" calcext:value-type="float">
            <text:p>148027161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43228" calcext:value-type="float">
            <text:p>0.643228</text:p>
          </table:table-cell>
          <table:table-cell office:value-type="float" office:value="981587712" calcext:value-type="float">
            <text:p>9815877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29774" calcext:value-type="float">
            <text:p>0.429774</text:p>
          </table:table-cell>
          <table:table-cell office:value-type="float" office:value="1469108736" calcext:value-type="float">
            <text:p>14691087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590036" calcext:value-type="float">
            <text:p>0.590036</text:p>
          </table:table-cell>
          <table:table-cell office:value-type="float" office:value="1070078336" calcext:value-type="float">
            <text:p>10700783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03948" calcext:value-type="float">
            <text:p>0.603948</text:p>
          </table:table-cell>
          <table:table-cell office:value-type="float" office:value="1045428928" calcext:value-type="float">
            <text:p>104542892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47574" calcext:value-type="float">
            <text:p>0.447574</text:p>
          </table:table-cell>
          <table:table-cell office:value-type="float" office:value="1410682240" calcext:value-type="float">
            <text:p>141068224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23384" calcext:value-type="float">
            <text:p>0.623384</text:p>
          </table:table-cell>
          <table:table-cell office:value-type="float" office:value="1012834304" calcext:value-type="float">
            <text:p>101283430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23447" calcext:value-type="float">
            <text:p>0.423447</text:p>
          </table:table-cell>
          <table:table-cell office:value-type="float" office:value="1491059584" calcext:value-type="float">
            <text:p>149105958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18183" calcext:value-type="float">
            <text:p>0.418183</text:p>
          </table:table-cell>
          <table:table-cell office:value-type="float" office:value="1509828736" calcext:value-type="float">
            <text:p>150982873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16786" calcext:value-type="float">
            <text:p>0.416786</text:p>
          </table:table-cell>
          <table:table-cell office:value-type="float" office:value="1514889472" calcext:value-type="float">
            <text:p>151488947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1383" calcext:value-type="float">
            <text:p>0.431383</text:p>
          </table:table-cell>
          <table:table-cell office:value-type="float" office:value="1463629056" calcext:value-type="float">
            <text:p>146362905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13782" calcext:value-type="float">
            <text:p>0.413782</text:p>
          </table:table-cell>
          <table:table-cell office:value-type="float" office:value="1525887360" calcext:value-type="float">
            <text:p>152588736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17667" calcext:value-type="float">
            <text:p>0.417667</text:p>
          </table:table-cell>
          <table:table-cell office:value-type="float" office:value="1511693952" calcext:value-type="float">
            <text:p>1511693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583031" calcext:value-type="float">
            <text:p>0.583031</text:p>
          </table:table-cell>
          <table:table-cell office:value-type="float" office:value="1082935040" calcext:value-type="float">
            <text:p>108293504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32105" calcext:value-type="float">
            <text:p>0.632105</text:p>
          </table:table-cell>
          <table:table-cell office:value-type="float" office:value="998860480" calcext:value-type="float">
            <text:p>99886048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19477" calcext:value-type="float">
            <text:p>0.419477</text:p>
          </table:table-cell>
          <table:table-cell office:value-type="float" office:value="1505171200" calcext:value-type="float">
            <text:p>150517120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581247" calcext:value-type="float">
            <text:p>0.581247</text:p>
          </table:table-cell>
          <table:table-cell office:value-type="float" office:value="1086258944" calcext:value-type="float">
            <text:p>1086258944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0709" calcext:value-type="float">
            <text:p>0.430709</text:p>
          </table:table-cell>
          <table:table-cell office:value-type="float" office:value="1465919488" calcext:value-type="float">
            <text:p>146591948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565163" calcext:value-type="float">
            <text:p>0.565163</text:p>
          </table:table-cell>
          <table:table-cell office:value-type="float" office:value="1117172736" calcext:value-type="float">
            <text:p>111717273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584194" calcext:value-type="float">
            <text:p>0.584194</text:p>
          </table:table-cell>
          <table:table-cell office:value-type="float" office:value="1080779136" calcext:value-type="float">
            <text:p>108077913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007" calcext:value-type="float">
            <text:p>0.43007</text:p>
          </table:table-cell>
          <table:table-cell office:value-type="float" office:value="1468097536" calcext:value-type="float">
            <text:p>146809753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16752" calcext:value-type="float">
            <text:p>0.616752</text:p>
          </table:table-cell>
          <table:table-cell office:value-type="float" office:value="1023725376" calcext:value-type="float">
            <text:p>102372537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19781" calcext:value-type="float">
            <text:p>0.619781</text:p>
          </table:table-cell>
          <table:table-cell office:value-type="float" office:value="1018722240" calcext:value-type="float">
            <text:p>101872224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4994" calcext:value-type="float">
            <text:p>0.434994</text:p>
          </table:table-cell>
          <table:table-cell office:value-type="float" office:value="1451479040" calcext:value-type="float">
            <text:p>1451479040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00691" calcext:value-type="float">
            <text:p>0.400691</text:p>
          </table:table-cell>
          <table:table-cell office:value-type="float" office:value="1575739648" calcext:value-type="float">
            <text:p>157573964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39871" calcext:value-type="float">
            <text:p>0.439871</text:p>
          </table:table-cell>
          <table:table-cell office:value-type="float" office:value="1435385984" calcext:value-type="float">
            <text:p>143538598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54937" calcext:value-type="float">
            <text:p>0.654937</text:p>
          </table:table-cell>
          <table:table-cell office:value-type="float" office:value="964038784" calcext:value-type="float">
            <text:p>96403878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45689" calcext:value-type="float">
            <text:p>0.445689</text:p>
          </table:table-cell>
          <table:table-cell office:value-type="float" office:value="1416648576" calcext:value-type="float">
            <text:p>141664857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86707" calcext:value-type="float">
            <text:p>0.486707</text:p>
          </table:table-cell>
          <table:table-cell office:value-type="float" office:value="1297258368" calcext:value-type="float">
            <text:p>129725836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36001" calcext:value-type="float">
            <text:p>0.636001</text:p>
          </table:table-cell>
          <table:table-cell office:value-type="float" office:value="992741696" calcext:value-type="float">
            <text:p>99274169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488164" calcext:value-type="float">
            <text:p>0.488164</text:p>
          </table:table-cell>
          <table:table-cell office:value-type="float" office:value="1293386368" calcext:value-type="float">
            <text:p>129338636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54739" calcext:value-type="float">
            <text:p>0.654739</text:p>
          </table:table-cell>
          <table:table-cell office:value-type="float" office:value="964330368" calcext:value-type="float">
            <text:p>96433036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77901" calcext:value-type="float">
            <text:p>0.677901</text:p>
          </table:table-cell>
          <table:table-cell office:value-type="float" office:value="931381824" calcext:value-type="float">
            <text:p>93138182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35588" calcext:value-type="float">
            <text:p>0.635588</text:p>
          </table:table-cell>
          <table:table-cell office:value-type="float" office:value="993386752" calcext:value-type="float">
            <text:p>99338675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9473" calcext:value-type="float">
            <text:p>0.69473</text:p>
          </table:table-cell>
          <table:table-cell office:value-type="float" office:value="908820288" calcext:value-type="float">
            <text:p>90882028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537461" calcext:value-type="float">
            <text:p>0.537461</text:p>
          </table:table-cell>
          <table:table-cell office:value-type="float" office:value="1174754432" calcext:value-type="float">
            <text:p>117475443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730731" calcext:value-type="float">
            <text:p>0.730731</text:p>
          </table:table-cell>
          <table:table-cell office:value-type="float" office:value="864045312" calcext:value-type="float">
            <text:p>86404531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742925" calcext:value-type="float">
            <text:p>0.742925</text:p>
          </table:table-cell>
          <table:table-cell office:value-type="float" office:value="849863360" calcext:value-type="float">
            <text:p>84986336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685565" calcext:value-type="float">
            <text:p>0.685565</text:p>
          </table:table-cell>
          <table:table-cell office:value-type="float" office:value="920969856" calcext:value-type="float">
            <text:p>92096985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31384697" calcext:value-type="float">
            <text:p>631384697</text:p>
          </table:table-cell>
          <table:table-cell office:value-type="float" office:value="0.579213" calcext:value-type="float">
            <text:p>0.579213</text:p>
          </table:table-cell>
          <table:table-cell office:value-type="float" office:value="1090073344" calcext:value-type="float">
            <text:p>1090073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00:38:31.388225648</dc:date>
    <meta:editing-duration>PT1M47S</meta:editing-duration>
    <meta:editing-cycles>4</meta:editing-cycles>
    <meta:generator>LibreOffice/5.0.1.2.0$Linux_X86_64 LibreOffice_project/00m0$Build-2</meta:generator>
    <meta:document-statistic meta:table-count="1" meta:cell-count="356" meta:object-count="0"/>
  </office:meta>
</office:document-meta>
</file>